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Liberation Sans1" officeooo:rsid="001fb405" officeooo:paragraph-rsid="001fb405"/>
    </style:style>
    <style:style style:name="P2" style:family="paragraph" style:parent-style-name="Standard">
      <style:paragraph-properties fo:text-align="end" style:justify-single-word="false"/>
      <style:text-properties style:font-name="Liberation Sans1" officeooo:rsid="001fb405" officeooo:paragraph-rsid="001fb405"/>
    </style:style>
    <style:style style:name="P3" style:family="paragraph" style:parent-style-name="Standard">
      <style:text-properties style:font-name="Liberation Sans1" officeooo:rsid="00219eb5" officeooo:paragraph-rsid="00219eb5"/>
    </style:style>
    <style:style style:name="P4" style:family="paragraph" style:parent-style-name="Standard">
      <style:text-properties style:font-name="Liberation Sans1" officeooo:rsid="00219eb5" officeooo:paragraph-rsid="0023992f"/>
    </style:style>
    <style:style style:name="P5" style:family="paragraph" style:parent-style-name="Standard">
      <style:paragraph-properties fo:text-align="end" style:justify-single-word="false"/>
      <style:text-properties style:font-name="Liberation Sans1" officeooo:rsid="0023448c" officeooo:paragraph-rsid="0023448c"/>
    </style:style>
    <style:style style:name="P6" style:family="paragraph" style:parent-style-name="Standard">
      <style:text-properties style:font-name="Liberation Sans1" officeooo:rsid="0023992f" officeooo:paragraph-rsid="0023992f"/>
    </style:style>
    <style:style style:name="P7" style:family="paragraph" style:parent-style-name="Standard">
      <style:paragraph-properties fo:break-before="page"/>
      <style:text-properties style:font-name="Liberation Sans1" fo:font-weight="bold" officeooo:rsid="001fb405" officeooo:paragraph-rsid="001fb405" style:font-weight-asian="bold" style:font-weight-complex="bold"/>
    </style:style>
    <style:style style:name="P8" style:family="paragraph" style:parent-style-name="Text_20_body">
      <style:text-properties officeooo:rsid="0023992f" officeooo:paragraph-rsid="0023992f"/>
    </style:style>
    <style:style style:name="P9" style:family="paragraph" style:parent-style-name="Text_20_body">
      <style:text-properties officeooo:rsid="00239d87" officeooo:paragraph-rsid="00239d87"/>
    </style:style>
    <style:style style:name="P10" style:family="paragraph" style:parent-style-name="Text_20_body">
      <style:text-properties officeooo:rsid="002416c1" officeooo:paragraph-rsid="002416c1"/>
    </style:style>
    <style:style style:name="P11" style:family="paragraph" style:parent-style-name="Standard" style:list-style-name="L5">
      <style:text-properties style:font-name="Liberation Sans1" officeooo:rsid="0023992f" officeooo:paragraph-rsid="0023992f"/>
    </style:style>
    <style:style style:name="P12" style:family="paragraph" style:parent-style-name="Text_20_body" style:list-style-name="L6">
      <style:text-properties officeooo:rsid="00239d87" officeooo:paragraph-rsid="00239d87"/>
    </style:style>
    <style:style style:name="P13" style:family="paragraph" style:parent-style-name="Text_20_body">
      <style:text-properties officeooo:rsid="00239d87" officeooo:paragraph-rsid="00239d87"/>
    </style:style>
    <style:style style:name="P14" style:family="paragraph" style:parent-style-name="Text_20_body" style:list-style-name="L7">
      <style:text-properties officeooo:rsid="002416c1" officeooo:paragraph-rsid="002416c1"/>
    </style:style>
    <style:style style:name="P15" style:family="paragraph" style:parent-style-name="Text_20_body">
      <style:text-properties officeooo:rsid="0027af9b" officeooo:paragraph-rsid="0027af9b"/>
    </style:style>
    <style:style style:name="P16" style:family="paragraph" style:parent-style-name="Text_20_body">
      <style:text-properties officeooo:rsid="0027dce5" officeooo:paragraph-rsid="0027dce5"/>
    </style:style>
    <style:style style:name="P17" style:family="paragraph" style:parent-style-name="Text_20_body">
      <style:text-properties officeooo:rsid="002950bc" officeooo:paragraph-rsid="002950bc"/>
    </style:style>
    <style:style style:name="P18" style:family="paragraph" style:parent-style-name="Text_20_body">
      <style:text-properties officeooo:rsid="00297de4" officeooo:paragraph-rsid="00297de4"/>
    </style:style>
    <style:style style:name="P19" style:family="paragraph" style:parent-style-name="Text_20_body">
      <style:text-properties officeooo:rsid="002af73c" officeooo:paragraph-rsid="002af73c"/>
    </style:style>
    <style:style style:name="P20" style:family="paragraph" style:parent-style-name="Heading_20_2">
      <style:text-properties officeooo:rsid="002950bc" officeooo:paragraph-rsid="002950bc"/>
    </style:style>
    <style:style style:name="P21" style:family="paragraph" style:parent-style-name="Heading_20_1">
      <style:text-properties officeooo:rsid="0023992f" officeooo:paragraph-rsid="0023992f"/>
    </style:style>
    <style:style style:name="P22" style:family="paragraph">
      <style:paragraph-properties fo:text-align="center"/>
    </style:style>
    <style:style style:name="P23" style:family="paragraph">
      <style:text-properties style:font-name="Liberation Sans1"/>
    </style:style>
    <style:style style:name="P24" style:family="paragraph">
      <style:paragraph-properties fo:text-align="center"/>
      <style:text-properties style:font-name="Liberation Sans1"/>
    </style:style>
    <style:style style:name="T1" style:family="text">
      <style:text-properties officeooo:rsid="0023448c"/>
    </style:style>
    <style:style style:name="T2" style:family="text">
      <style:text-properties officeooo:rsid="002416c1"/>
    </style:style>
    <style:style style:name="T3" style:family="text">
      <style:text-properties officeooo:rsid="0027af9b"/>
    </style:style>
    <style:style style:name="T4" style:family="text">
      <style:text-properties officeooo:rsid="0027dce5"/>
    </style:style>
    <style:style style:name="T5" style:family="text">
      <style:text-properties officeooo:rsid="002950bc"/>
    </style:style>
    <style:style style:name="T6" style:family="text">
      <style:text-properties style:font-name="Liberation Sans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Impulse</text:span> Programming Design 2014</text:p>
      <text:p text:style-name="P1"/>
      <text:p text:style-name="Subtitle"><text:span text:style-name="T1">The </text:span>“Time” <text:span text:style-name="T1">in</text:span> Impul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ntributors:</text:p>
      <text:p text:style-name="P2">Jerry Fan</text:p>
      <text:p text:style-name="P5">(add yourself)</text:p>
      <text:p text:style-name="P1"/>
      <text:p text:style-name="P7">Note on versioning</text:p>
      <text:p text:style-name="P1">Due to programming practices started in a previous robotics season, programs have a version number attached to them. The version corresponds to development of the program itself, therefore it <text:span text:style-name="T2">is</text:span> relevant to title design entries under version rather than date. Each version has different design intention. </text:p>
      <text:p text:style-name="P1"/>
      <text:h text:style-name="Heading_20_1" text:outline-level="1">TimeV1</text:h>
      <text:p text:style-name="P1"><draw:g text:anchor-type="paragraph" draw:z-index="0" draw:style-name="gr1"><draw:custom-shape draw:style-name="gr2" draw:text-style-name="P23" svg:width="4.049cm" svg:height="2.408cm" svg:x="12.125cm" svg:y="7.223cm"><text:p text:style-name="P22"><text:span text:style-name="T6">Output</text:span></text:p><draw:enhanced-geometry svg:viewBox="0 0 21600 21600" draw:type="rectangle" draw:enhanced-path="M 0 0 L 21600 0 21600 21600 0 21600 0 0 Z N"/></draw:custom-shape><draw:custom-shape draw:style-name="gr2" draw:text-style-name="P24" svg:width="4.181cm" svg:height="4.181cm" svg:x="6.41cm" svg:y="6.27cm"><text:p text:style-name="P22"><text:span text:style-name="T6">Variabl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23" svg:width="4.049cm" svg:height="2.408cm" svg:x="0.907cm" svg:y="7.196cm"><text:p text:style-name="P22"><text:span text:style-name="T6">Input</text:span></text:p><draw:enhanced-geometry svg:viewBox="0 0 21600 21600" draw:type="rectangle" draw:enhanced-path="M 0 0 L 21600 0 21600 21600 0 21600 0 0 Z N"/></draw:custom-shape><draw:custom-shape draw:style-name="gr2" draw:text-style-name="P23" svg:width="4.049cm" svg:height="2.408cm" svg:x="6.463cm" svg:y="2.381cm"><text:p text:style-name="P22"><text:span text:style-name="T6">Modifications</text:span></text:p><draw:enhanced-geometry svg:viewBox="0 0 21600 21600" draw:type="rectangle" draw:enhanced-path="M 0 0 L 21600 0 21600 21600 0 21600 0 0 Z N"/></draw:custom-shape><draw:custom-shape draw:style-name="gr3" svg:width="1.033cm" svg:height="1.033cm" svg:x="8.008cm" svg:y="4.9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5.19288888888889cm 8.884708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10.8020555555556cm 8.884708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Code was created for simple control of robot using joystick, drawing from previous season's user control idea of requesting input and storage into variable, modification of variable, and output to motors. The robot was physically complete and ready for the first scrimmage at this poi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4">Simple time based autonomous functions have been imported over from last season, and adapted for use by changing ports. <text:span text:style-name="T1">Time based functions are used as no sensors have been attached onto the robot. Currently all autonomous does within a match was initialise the robot for user control. </text:span></text:p>
      <text:p text:style-name="P4"/>
      <text:p text:style-name="P6">Additional controls available are:</text:p>
      <text:list xml:id="list249699315664836983" text:style-name="L5">
        <text:list-item>
          <text:p text:style-name="P11">Intake movement</text:p>
        </text:list-item>
        <text:list-item>
          <text:p text:style-name="P11">Lift movement</text:p>
        </text:list-item>
        <text:list-item>
          <text:p text:style-name="P11">Straight drive</text:p>
        </text:list-item>
        <text:list-item>
          <text:p text:style-name="P11">Turning drive</text:p>
        </text:list-item>
        <text:list-item>
          <text:p text:style-name="P11">Strafing drive</text:p>
        </text:list-item>
      </text:list>
      <text:p text:style-name="P4"/>
      <text:p text:style-name="P4"><text:span text:style-name="T1">It was doubtful any other team will have a proper autonomous set up as they would have been concentrating on getting a robot up and running for the first scrimmage.</text:span> <text:span text:style-name="T1">Wiring on the robot should be optimal with a 50/50 split on each half of the cortex. It was found last season that the micro-controller had a current limit, and power needs to be as even as possible for best results in ports 1-5 and 6-10. This version of the program was used in the first scrimmage.</text:span></text:p>
      <text:p text:style-name="P4"/>
      <text:h text:style-name="P21" text:outline-level="1"><text:soft-page-break/>TimeV2</text:h>
      <text:p text:style-name="P8">TimeV2 was created with the idea of a fully working autonomous and additional user control features that would match last season's. Starting with the addition of sensors and a rework of the lift, the physical robot was much improved.</text:p>
      <text:p text:style-name="P9">Available sensors:</text:p>
      <text:list xml:id="list6305029272979232202" text:style-name="L6">
        <text:list-item>
          <text:p text:style-name="P12">Potentiometer on left lift axle</text:p>
        </text:list-item>
        <text:list-item>
          <text:p text:style-name="P12">Potentiometer on right lift axle</text:p>
        </text:list-item>
        <text:list-item>
          <text:p text:style-name="P12">Shaft encoder on front left drive axle</text:p>
        </text:list-item>
        <text:list-item>
          <text:p text:style-name="P12">Shaft encoder on front right drive axle</text:p>
        </text:list-item>
      </text:list>
      <text:p text:style-name="P9"/>
      <text:p text:style-name="P9">With these, last year's code <text:span text:style-name="T2">was</text:span> fully imported into the current program. Pre second scrimmage changes <text:span text:style-name="T2">in sensors</text:span> include the upgrading of shaft encoders to integrated shaft encoders and the loss of one potentiometer on the lift <text:span text:style-name="T2">due to hardware breakages. Another potentiometer was added as a manual switch to help the program determine which side the Skyrise claw was on, a new addition to the robot.</text:span></text:p>
      <text:p text:style-name="P10">Additional sensors:</text:p>
      <text:list xml:id="list2750817834714063241" text:style-name="L7">
        <text:list-item>
          <text:p text:style-name="P14">Shaft encoder on back left drive motor</text:p>
        </text:list-item>
        <text:list-item>
          <text:p text:style-name="P14">Shaft encoder on back right drive motor</text:p>
        </text:list-item>
        <text:list-item>
          <text:p text:style-name="P14">Potentiometer attached to base as switch</text:p>
        </text:list-item>
      </text:list>
      <text:h text:style-name="Heading_20_2" text:outline-level="2">Autonomous <text:span text:style-name="T3">D</text:span>evelopment</text:h>
      <text:p text:style-name="P9">The drive <text:span text:style-name="T2">autonomous initially consisted of using two shaft encoders that were mounted on to the front drive axles. The program would set motors to a certain speed as defined in the autonomous() task until a certain encoder distance was detected. It is found that using both encoders simultaneously to measure how far the robot moves results in better turning and drift control. Experimental PID was implemented at this point but not activated within the program as it contained some serious bugs that needed to be fixed. All experimental functions that were implemented contained an if condition linked to a boolean variable that would act as a switch. The variables are assigned at the start of the program and is very easy to keep track of. As the new IMEs were added on to the motors, the program switched to using four encoders to track movement, resulting in more precision from each motor, and less drift. The drive autonomous, being on a while loop, would occupy the main autonomous task.</text:span></text:p>
      <text:p text:style-name="P15">The lift autonomous is a much more complex set of functions that were developed last season in response to the slow robot used before. It allows the use of lift whilst the main autonomous loop is controlling the drive through a two task autonomous. This essentially means the lift can move whilst the drive does, saving much time during the short autonomous window, and also preventing the robot from looking 'robotic' in movement. This is achieved using two functions, one is a pointer, and the other the controller. A global list variable is also involved. The controller <text:span text:style-name="T4">function, which run in a separate task,</text:span> will constantly check the list variable for a potentiometer value, and also speed. These two things are set by a pointer within the main autonomous task, which modifies the list variable <text:span text:style-name="T4">to the desired value. Current potentiometer value is checked against target value and the direction is determined. The controller function will move the lift until lift potentiometer value matches target value, with a +/- 30 error. Potentiometers used were </text:span><text:soft-page-break/><text:span text:style-name="T4">slightly faulty, so their sensor readings did not match with the same lift height. One eventually broke so only one was utilised.</text:span></text:p>
      <text:p text:style-name="P16">Intake control was a toggle in the main autonomous task, a function simply set intake to a speed, which could be 127, 0 or -127 as desired to pick up objects</text:p>
      <text:p text:style-name="P16">A few last day modifications brought the PID controls online for testing, it worked well to reduce drift but sadly reduced the power of the robot drive as well, since it was not tuned correctly. PID was then disabled for the upcoming scrimmage. A metal claw was attached to the lift on the robot, another potentiometer was added to let the program keep track of which side the claw was on. This was because the claw's weight unbalanced the lift, so with both sets of lift motors running at the same speed, the lift would skew towards the clawed side. The non claw side was underpowered to compensate for claw weight during uplifting, and clawed side was underpowered to compensate for claw weight during downlifting. <text:span text:style-name="T5">By unplugging the potentiometer, the program could recognise that the claw was removed, and remove the above modifications to lift speed. This means that the claw can be used situationally in matches. The robot would deploy itself without movement at the start, as the robot was thought to have to move forward to deploy the expandable back wheels. This was done by running the front wheels in reverse direction at half power, as the unexpanded wheels provided only half the power that the extended position would. The two forces cancelled resulting in no movement.</text:span></text:p>
      <text:p text:style-name="P17">The strategy was initially to build a skyrise within autonomous, but it was quickly decided that this would be too inaccurate with our current robot's skyrise claw. Instead, the robot would intake a cube, and along with a preload, score onto the nearest post, which was a medium post. An alternate autonomous was developed that would score floor goals as this was less risky. During the scrimmage matches, both autonomous were used, the floor goals were able to secure many victories since most alliances only scored two during the autonomous period, whilst the floor goal autonomous could score three with the allied team scoring one. During the final match against Wingus and Dingus however, the medium post scoring autonomous was used as they were able to score past the four points our alliance could secure with the floor goal autonomous.</text:p>
      <text:h text:style-name="P20" text:outline-level="2">User Control <text:span text:style-name="T3">D</text:span>evelopment</text:h>
      <text:p text:style-name="P18">A much easier thing to work on initially but gradually progressing in difficulty, the user control does not change much from the previous season. The main 'special feature' of preset heights was implemented again with a modified version of the lift controller from autonomous. Instead of being stuck in a while loop, as this would prevent further controller input, the modified function took advantage of the while loop it is already in within the user control task to check potentiometer values with each loop. Firstly a button is pressed on the control which sets the preset number, 1-6 as there were 6 presets. Depending on which one it is, it corresponds with a potentiometer target value within a list variable, containing a list of heights that were measured and translated to a potentiometer value, and moves the lift up towards that target height. A movement of the lift manually would disable the preset function.</text:p>
      <text:p text:style-name="P18">Controller input were buffered into a variable, one for each motor excluding lift and intake, the lift having one variable for each side and the intake only having one for both motors. This allowed the implementation of exponential control on the drive motors. Essentially through the use of math, a function was developed so that more precise control could be obtained with the controller stick, with speeds going up logarithmically. For example, if controller input would be at 60, which is about pushing the stick halfway, depending on the exponential scaling value, the real input after modification could be 30, which means there is more precise control of the drive. If the drive stick is pushed up the maximum of 127, it <text:soft-page-break/>would still correspond with the motor being set to 127, so there is no loss whatsoever in max speed. Buffering also allows more efficient code, since motors only receive one set of instructions per user control cycle. This can help prevent certain unforeseeable glitches to occur.</text:p>
      <text:p text:style-name="P18">Another feature implemented into user control was the trim, which activated in different directions depending on lift height. As the lift would not stay at the lowest point, it would trim downward as the potentiometer reaches 150, locking the lift at the minimum height. When it was raised above, it would trim up, keeping the lift up whilst it takes in game objects. The lift only trimmed when the user was idle, by detecting whether the lift buffer had a value or not. If it did not, it would set the trim value.</text:p>
      <text:p text:style-name="P19">Controller mapping was the left stick for strafe actions, which included the forwards and back actions, and right stick for turning on point. With the lift, controller triggers were used, and buttons were reserved for presets.</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ch </meta:initial-creator>
    <meta:creation-date>2014-07-17T01:38:27.090820765</meta:creation-date>
    <dc:date>2014-07-27T01:37:03.759518174</dc:date>
    <dc:creator>Lich </dc:creator>
    <meta:editing-duration>PT1H12M57S</meta:editing-duration>
    <meta:editing-cycles>10</meta:editing-cycles>
    <meta:generator>LibreOffice/4.1.3.2$Linux_X86_64 LibreOffice_project/410m0$Build-2</meta:generator>
    <meta:document-statistic meta:table-count="0" meta:image-count="0" meta:object-count="0" meta:page-count="5" meta:paragraph-count="40" meta:word-count="1635" meta:character-count="9685" meta:non-whitespace-character-count="8100"/>
  </office:meta>
</office:document-meta>
</file>